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B0000004B046E4C5F2A860635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087cm" fo:min-width="17.026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5.804cm" fo:min-width="7.985cm"/>
    </style:style>
    <style:style style:name="gr3" style:family="graphic" style:parent-style-name="standard">
      <style:graphic-properties draw:fill="solid" draw:fill-color="#ffaa95" draw:textarea-horizontal-align="justify" draw:textarea-vertical-align="middle" draw:auto-grow-height="false" fo:min-height="0.312cm" fo:min-width="1.628cm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0.16cm" fo:min-width="0cm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0.125cm" fo:min-width="0cm"/>
    </style:style>
    <style:style style:name="gr6" style:family="graphic" style:parent-style-name="standard">
      <style:graphic-properties draw:fill="solid" draw:fill-color="#ffaa95" draw:textarea-horizontal-align="justify" draw:textarea-vertical-align="middle" draw:auto-grow-height="false" fo:min-height="0.279cm" fo:min-width="1.105cm"/>
    </style:style>
    <style:style style:name="gr7" style:family="graphic" style:parent-style-name="standard">
      <style:graphic-properties draw:fill="solid" draw:fill-color="#ffaa95" draw:textarea-horizontal-align="justify" draw:textarea-vertical-align="middle" draw:auto-grow-height="false" fo:min-height="0.283cm" fo:min-width="1.105cm"/>
    </style:style>
    <style:style style:name="gr8" style:family="graphic" style:parent-style-name="standard">
      <style:graphic-properties draw:fill="solid" draw:fill-color="#ffbf00" draw:textarea-horizontal-align="justify" draw:textarea-vertical-align="middle" draw:auto-grow-height="false" fo:min-height="0.154cm" fo:min-width="0cm"/>
    </style:style>
    <style:style style:name="gr9" style:family="graphic" style:parent-style-name="standard">
      <style:graphic-properties draw:fill="solid" draw:fill-color="#ffbf00" draw:textarea-horizontal-align="justify" draw:textarea-vertical-align="middle" draw:auto-grow-height="false" fo:min-height="0.167cm" fo:min-width="0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aa95" draw:textarea-horizontal-align="justify" draw:textarea-vertical-align="middle" draw:auto-grow-height="false" fo:min-height="0.365cm" fo:min-width="1.136cm"/>
    </style:style>
    <style:style style:name="gr12" style:family="graphic" style:parent-style-name="standard">
      <style:graphic-properties draw:fill="solid" draw:fill-color="#ffbf00" draw:textarea-horizontal-align="justify" draw:textarea-vertical-align="middle" draw:auto-grow-height="false" fo:min-height="0.126cm" fo:min-width="0cm"/>
    </style:style>
    <style:style style:name="gr13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fill="solid" draw:fill-color="#ffbf00" draw:textarea-horizontal-align="justify" draw:textarea-vertical-align="middle" draw:auto-grow-height="false" fo:min-height="0.142cm" fo:min-width="0cm"/>
    </style:style>
    <style:style style:name="gr16" style:family="graphic" style:parent-style-name="standard">
      <style:graphic-properties draw:stroke="dash" draw:stroke-dash="Fine_20_Dashed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578cm"/>
    </style:style>
    <style:style style:name="gr19" style:family="graphic" style:parent-style-name="standard">
      <style:graphic-properties draw:stroke="none" svg:stroke-color="#000000" draw:fill="none" draw:fill-color="#ffffff" fo:min-height="0.486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275cm"/>
    </style:style>
    <style:style style:name="gr22" style:family="graphic" style:parent-style-name="standard">
      <style:graphic-properties draw:stroke="none" svg:stroke-color="#000000" draw:fill="none" draw:fill-color="#ffffff" fo:min-height="0.393cm"/>
    </style:style>
    <style:style style:name="gr23" style:family="graphic" style:parent-style-name="standard">
      <style:graphic-properties draw:stroke="none" svg:stroke-color="#000000" draw:fill="none" draw:fill-color="#ffffff" fo:min-height="2.183cm"/>
    </style:style>
    <style:style style:name="gr24" style:family="graphic" style:parent-style-name="standard">
      <style:graphic-properties draw:stroke="none" svg:stroke-color="#000000" draw:fill="none" draw:fill-color="#ffffff" fo:min-height="0.618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="solid" draw:fill-color="#ffaa95"/>
      <style:paragraph-properties fo:text-align="center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7pt"/>
    </style:style>
    <style:style style:name="P9" style:family="paragraph">
      <loext:graphic-properties draw:fill="none" draw:fill-color="#ffffff"/>
      <style:text-properties fo:font-size="7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style:text-properties fo:font-size="10pt"/>
    </style:style>
    <style:style style:name="P16" style:family="paragraph">
      <loext:graphic-properties draw:fill="none" draw:fill-color="#ffffff"/>
      <style:text-properties fo:font-size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4" svg:width="18.644cm" svg:height="11.455cm" svg:x="1.635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er4" svg:width="13.491cm" svg:height="9.624cm" svg:x="6.57cm" svg:y="7.98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draw:layer="Layer4" svg:width="3.798cm" svg:height="1.004cm" draw:transform="rotate (1.5707963267949) translate (8.764cm 14.99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xml:id="id2" draw:id="id2" draw:layer="Layer4" svg:width="0.731cm" svg:height="0.819cm" svg:x="8.398cm" svg:y="12.79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er4" svg:width="0.731cm" svg:height="0.749cm" svg:x="8.398cm" svg:y="14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draw:layer="Layer4" svg:width="2.865cm" svg:height="0.945cm" draw:transform="rotate (1.5707963267949) translate (13.757cm 16.351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3" draw:layer="Layer4" svg:width="2.863cm" svg:height="0.949cm" draw:transform="rotate (1.5707963267949) translate (13.663cm 12.1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4" xml:id="id5" draw:id="id5" draw:layer="Layer4" svg:width="0.746cm" svg:height="0.808cm" svg:x="13.382cm" svg:y="14.5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4" draw:id="id4" draw:layer="Layer4" svg:width="0.693cm" svg:height="0.833cm" svg:x="13.316cm" svg:y="10.1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xml:id="id1" draw:id="id1" draw:layer="Layer4" svg:width="0.442cm" svg:height="0.458cm" draw:transform="rotate (-1.5707963267949) translate (10.226cm 12.34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10" draw:id="id10" draw:layer="Layer4" svg:width="0.44cm" svg:height="0.382cm" draw:transform="rotate (1.5707963267949) translate (8.382cm 12.34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er4" svg:width="2.918cm" svg:height="1.097cm" draw:transform="rotate (1.5707963267949) translate (17.171cm 14.552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4" xml:id="id7" draw:id="id7" draw:layer="Layer4" svg:width="0.731cm" svg:height="0.752cm" svg:x="16.806cm" svg:y="12.7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5" draw:layer="Layer4" svg:width="0.473cm" svg:height="0.366cm" draw:transform="rotate (-1.5707963267949) translate (18.634cm 13.01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8" draw:id="id8" draw:layer="Layer4" svg:width="0.502cm" svg:height="0.474cm" draw:transform="rotate (-1.5707963267949) translate (15.176cm 14.66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6" draw:id="id6" draw:layer="Layer4" svg:width="0.469cm" svg:height="0.437cm" draw:transform="rotate (-1.5707963267949) translate (15.049cm 10.2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5" xml:id="id3" draw:id="id3" draw:layer="Layer4" svg:width="0.501cm" svg:height="0.458cm" draw:transform="rotate (-1.5707963267949) translate (10.226cm 13.38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3" draw:text-style-name="P6" draw:layer="Layer4" draw:type="line" svg:x1="9.768cm" svg:y1="12.569cm" svg:x2="9.129cm" svg:y2="13.202cm" draw:start-shape="id1" draw:start-glue-point="7" draw:end-shape="id2" draw:end-glue-point="7" svg:d="M9768 12569l-639 633" svg:viewBox="0 0 640 634">
          <text:p/>
        </draw:connector>
        <draw:connector draw:style-name="gr13" draw:text-style-name="P6" draw:layer="Layer4" draw:type="line" svg:x1="9.768cm" svg:y1="13.639cm" svg:x2="9.129cm" svg:y2="13.202cm" draw:start-shape="id3" draw:start-glue-point="7" draw:end-shape="id2" draw:end-glue-point="7" svg:d="M9768 13639l-639-437" svg:viewBox="0 0 640 438">
          <text:p/>
        </draw:connector>
        <draw:connector draw:style-name="gr14" draw:text-style-name="P6" draw:layer="Layer4" svg:x1="10.226cm" svg:y1="12.569cm" svg:x2="13.316cm" svg:y2="10.564cm" draw:start-shape="id1" draw:start-glue-point="4" draw:end-shape="id4" draw:end-glue-point="5" svg:d="M10226 12569h1545v-2005h1545" svg:viewBox="0 0 3091 2006">
          <text:p/>
        </draw:connector>
        <draw:connector draw:style-name="gr14" draw:text-style-name="P6" draw:layer="Layer4" svg:x1="10.226cm" svg:y1="13.639cm" svg:x2="13.382cm" svg:y2="14.915cm" draw:start-shape="id3" draw:start-glue-point="4" draw:end-shape="id5" draw:end-glue-point="5" svg:d="M10226 13639h1578v1276h1578" svg:viewBox="0 0 3157 1277">
          <text:p/>
        </draw:connector>
        <draw:connector draw:style-name="gr14" draw:text-style-name="P6" draw:layer="Layer4" svg:x1="15.049cm" svg:y1="10.529cm" svg:x2="16.806cm" svg:y2="13.11cm" draw:start-shape="id6" draw:start-glue-point="4" draw:end-shape="id7" draw:end-glue-point="5" svg:d="M15049 10529h878v2581h879" svg:viewBox="0 0 1758 2582">
          <text:p/>
        </draw:connector>
        <draw:connector draw:style-name="gr14" draw:text-style-name="P6" draw:layer="Layer4" svg:x1="15.176cm" svg:y1="14.914cm" svg:x2="16.806cm" svg:y2="13.11cm" draw:start-shape="id8" draw:start-glue-point="4" draw:end-shape="id7" draw:end-glue-point="3" svg:d="M15176 14914h815v-1804h815" svg:viewBox="0 0 1631 1805">
          <text:p/>
        </draw:connector>
        <draw:custom-shape draw:style-name="gr15" draw:text-style-name="P4" xml:id="id9" draw:id="id9" draw:layer="Layer4" svg:width="0.731cm" svg:height="0.783cm" svg:x="6.205cm" svg:y="12.3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1" draw:layer="Layer4" svg:x1="6.936cm" svg:y1="12.74cm" svg:x2="8.398cm" svg:y2="13.202cm" draw:start-shape="id9" draw:start-glue-point="1" draw:end-shape="id2" draw:end-glue-point="5" svg:d="M6936 12740h731v462h731" svg:viewBox="0 0 1463 463">
          <text:p/>
        </draw:connector>
        <draw:frame draw:style-name="gr17" draw:text-style-name="P7" draw:layer="Layer4" svg:width="2.74cm" svg:height="2.218cm" svg:x="2.003cm" svg:y="11.653cm">
          <draw:image xlink:href="Pictures/10000201000004B0000004B046E4C5F2A8606352.png" xlink:type="simple" xlink:show="embed" xlink:actuate="onLoad" loext:mime-type="image/png">
            <text:p/>
          </draw:image>
        </draw:frame>
        <draw:custom-shape draw:style-name="gr10" draw:text-style-name="P5" xml:id="id11" draw:id="id11" draw:layer="Layer4" svg:width="0.48cm" svg:height="0.416cm" draw:transform="skewX (0.0240855436775218) rotate (0.959931088596881) translate (6.642cm 11.84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" draw:layer="Layer4" svg:x1="8.382cm" svg:y1="12.129cm" svg:x2="7.118cm" svg:y2="11.913cm" draw:start-shape="id10" draw:start-glue-point="4" draw:end-shape="id11" draw:end-glue-point="7" svg:d="M8382 12129h-562v-216h-702" svg:viewBox="0 0 1265 217">
          <text:p/>
        </draw:connector>
        <draw:frame draw:style-name="gr18" draw:text-style-name="P9" draw:layer="Layer4" svg:width="1.562cm" svg:height="0.828cm" svg:x="8.382cm" svg:y="10.367cm">
          <draw:text-box>
            <text:p text:style-name="P8">Main Service</text:p>
          </draw:text-box>
        </draw:frame>
        <draw:frame draw:style-name="gr18" draw:text-style-name="P10" draw:layer="Layer4" svg:width="2.264cm" svg:height="0.828cm" svg:x="12.96cm" svg:y="8.554cm">
          <draw:text-box>
            <text:p><text:span text:style-name="T1">TextDocument</text:span></text:p>
            <text:p><text:span text:style-name="T1">Service</text:span></text:p>
          </draw:text-box>
        </draw:frame>
        <draw:frame draw:style-name="gr19" draw:text-style-name="P12" draw:layer="Layer4" svg:width="2.721cm" svg:height="0.736cm" svg:x="12.623cm" svg:y="16.417cm">
          <draw:text-box>
            <text:p text:style-name="P11"><text:span text:style-name="T1">Workspace Service</text:span></text:p>
          </draw:text-box>
        </draw:frame>
        <draw:frame draw:style-name="gr20" draw:text-style-name="P12" draw:layer="Layer4" svg:width="1.521cm" svg:height="0.9cm" svg:x="16.806cm" svg:y="10.63cm">
          <draw:text-box>
            <text:p text:style-name="P11"><text:span text:style-name="T1">Utils</text:span></text:p>
            <text:p text:style-name="P11"><text:span text:style-name="T1">Service</text:span></text:p>
          </draw:text-box>
        </draw:frame>
        <draw:frame draw:style-name="gr21" draw:text-style-name="P12" draw:layer="Layer4" svg:width="2.924cm" svg:height="0.526cm" svg:x="2.143cm" svg:y="10.652cm">
          <draw:text-box>
            <text:p text:style-name="P11"><text:span text:style-name="T1">Development tool</text:span></text:p>
          </draw:text-box>
        </draw:frame>
        <draw:line draw:style-name="gr14" draw:text-style-name="P6" draw:layer="Layer4" svg:x1="6.818cm" svg:y1="11.65cm" svg:x2="4.793cm" svg:y2="12.065cm">
          <text:p/>
        </draw:line>
        <draw:line draw:style-name="gr14" draw:text-style-name="P6" draw:layer="Layer4" svg:x1="4.852cm" svg:y1="12.778cm" svg:x2="6.222cm" svg:y2="12.778cm">
          <text:p/>
        </draw:line>
        <draw:frame draw:style-name="gr22" draw:text-style-name="P14" draw:layer="Layer4" svg:width="2.488cm" svg:height="0.645cm" svg:x="3.021cm" svg:y="7.423cm">
          <draw:text-box>
            <text:p text:style-name="P13"><text:span text:style-name="T2">MACHINE</text:span></text:p>
          </draw:text-box>
        </draw:frame>
        <draw:frame draw:style-name="gr23" draw:text-style-name="P12" draw:layer="layout" svg:width="1.651cm" svg:height="2.433cm" svg:x="4.743cm" svg:y="13.028cm">
          <draw:text-box>
            <text:p text:style-name="P11"><text:span text:style-name="T1">Medium: socket (localhost)</text:span></text:p>
            <text:p text:style-name="P11"><text:span text:style-name="T1">Protocol: jsonrpc (no HTTP)</text:span></text:p>
          </draw:text-box>
        </draw:frame>
        <draw:frame draw:style-name="gr24" draw:text-style-name="P16" draw:layer="layout" svg:width="2.57cm" svg:height="1.039cm" svg:x="9.86cm" svg:y="8.514cm">
          <draw:text-box>
            <text:p text:style-name="P15">LANGUAGE SER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21:30.761039190</meta:creation-date>
    <dc:date>2019-09-16T13:07:23.026709034</dc:date>
    <meta:editing-duration>PT8M46S</meta:editing-duration>
    <meta:editing-cycles>5</meta:editing-cycles>
    <meta:generator>LibreOffice/6.2.6.2$Linux_X86_64 LibreOffice_project/20$Build-2</meta:generator>
    <meta:document-statistic meta:object-count="38"/>
  </office:meta>
</office:document-meta>
</file>